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tracked-changes>
        <text:changed-region text:id="ct70607440">
          <text:insertion>
            <office:change-info>
              <dc:creator>Gaetan Delannay</dc:creator>
              <dc:date>2006-10-27T08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is an expression error: <text:change-start text:change-id="ct70607440"/>A+B<text:change-end text:change-id="ct706074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08:02:33</dc:date>
    <dc:language>fr-BE</dc:language>
    <meta:editing-cycles>12</meta:editing-cycles>
    <meta:editing-duration>PT18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7" meta:character-count="32"/>
  </office:meta>
</office:document-meta>
</file>